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4cm"/>
      <style:paragraph-properties style:writing-mode="lr-tb"/>
    </style:style>
    <style:style style:name="gr5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64cm"/>
      <style:paragraph-properties style:writing-mode="lr-tb"/>
    </style:style>
    <style:style style:name="gr6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7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25cm"/>
      <style:paragraph-properties style:writing-mode="lr-tb"/>
    </style:style>
    <style:style style:name="gr8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9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10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8cm"/>
      <style:paragraph-properties style:writing-mode="lr-tb"/>
    </style:style>
    <style:style style:name="gr11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04cm"/>
      <style:paragraph-properties style:writing-mode="lr-tb"/>
    </style:style>
    <style:style style:name="gr12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24cm"/>
      <style:paragraph-properties style:writing-mode="lr-tb"/>
    </style:style>
    <style:style style:name="gr13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4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15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6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0.932cm"/>
      <style:paragraph-properties style:writing-mode="lr-tb"/>
    </style:style>
    <style:style style:name="gr17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18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19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20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32cm"/>
      <style:paragraph-properties style:writing-mode="lr-tb"/>
    </style:style>
    <style:style style:name="gr21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2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3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4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5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26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7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P1" style:family="paragraph">
      <style:paragraph-properties fo:text-align="center" style:writing-mode="lr-tb"/>
      <style:text-properties fo:color="#2a6099" loext:opacity="100%" style:font-name="Hack Nerd Font Mono" fo:font-size="14pt"/>
    </style:style>
    <style:style style:name="P2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14pt"/>
    </style:style>
    <style:style style:name="P3" style:family="paragraph">
      <style:paragraph-properties fo:text-align="center" style:writing-mode="lr-tb"/>
      <style:text-properties fo:color="#00a933" loext:opacity="100%" style:font-name="Hack Nerd Font Mono" fo:font-size="9pt"/>
    </style:style>
    <style:style style:name="P4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9pt"/>
    </style:style>
    <style:style style:name="P5" style:family="paragraph">
      <style:paragraph-properties fo:text-align="center" style:writing-mode="lr-tb"/>
      <style:text-properties fo:color="#00a933" loext:opacity="100%" style:font-name="Hack Nerd Font Mono" fo:font-size="9pt" style:font-size-asian="9pt" style:font-size-complex="9pt"/>
    </style:style>
    <style:style style:name="P6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9pt" style:font-size-asian="9pt" style:font-size-complex="9pt"/>
    </style:style>
    <style:style style:name="P7" style:family="paragraph">
      <style:paragraph-properties fo:text-align="center" style:writing-mode="lr-tb"/>
      <style:text-properties fo:color="#00a933" loext:opacity="100%" style:font-name="Hack Nerd Font Mono" fo:font-size="7pt" style:font-size-asian="7pt" style:font-size-complex="7pt"/>
    </style:style>
    <style:style style:name="P8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7pt" style:font-size-asian="7pt" style:font-size-complex="7pt"/>
    </style:style>
    <style:style style:name="P9" style:family="paragraph">
      <style:paragraph-properties fo:text-align="center" style:writing-mode="lr-tb"/>
      <style:text-properties fo:color="#00a933" loext:opacity="100%" style:font-name="Hack Nerd Font Mono" fo:font-size="9pt" style:font-size-asian="10pt" style:font-size-complex="10pt"/>
    </style:style>
    <style:style style:name="P10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9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style:font-name="Hack Nerd Font Mono" fo:font-size="7pt" style:font-size-asian="7pt" style:font-size-complex="7pt"/>
    </style:style>
    <style:style style:name="P14" style:family="paragraph">
      <style:paragraph-properties fo:text-align="center" style:writing-mode="lr-tb"/>
      <style:text-properties fo:color="#999999" loext:opacity="100%" fo:font-size="10pt"/>
    </style:style>
    <style:style style:name="P15" style:family="paragraph">
      <loext:graphic-properties draw:fill-color="#eeeeee"/>
      <style:paragraph-properties fo:text-align="center" style:writing-mode="lr-tb"/>
      <style:text-properties fo:color="#999999" loext:opacity="100%" fo:font-size="10pt"/>
    </style:style>
    <style:style style:name="P16" style:family="paragraph">
      <style:paragraph-properties fo:text-align="center" style:writing-mode="lr-tb"/>
      <style:text-properties fo:color="#00a933" loext:opacity="100%" style:font-name="Hack Nerd Font Mono" fo:font-size="14pt"/>
    </style:style>
    <style:style style:name="P17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/>
    </style:style>
    <style:style style:name="P18" style:family="paragraph">
      <style:paragraph-properties fo:text-align="center" style:writing-mode="lr-tb"/>
      <style:text-properties fo:color="#00a933" loext:opacity="100%" style:font-name="Hack Nerd Font Mono" fo:font-size="14pt" style:font-size-asian="10pt" style:font-size-complex="10pt"/>
    </style:style>
    <style:style style:name="P19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 style:font-size-asian="10pt" style:font-size-complex="10pt"/>
    </style:style>
    <style:style style:name="P20" style:family="paragraph">
      <style:paragraph-properties fo:text-align="center" style:writing-mode="lr-tb"/>
      <style:text-properties fo:color="#00a933" loext:opacity="100%" style:font-name="Hack Nerd Font Mono" fo:font-size="14pt" style:font-size-asian="9pt" style:font-size-complex="9pt"/>
    </style:style>
    <style:style style:name="P21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 style:font-size-asian="9pt" style:font-size-complex="9pt"/>
    </style:style>
    <style:style style:name="P22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 style:font-size-asian="7pt" style:font-size-complex="7pt"/>
    </style:style>
    <style:style style:name="P23" style:family="paragraph">
      <loext:graphic-properties draw:fill-color="#afd095"/>
      <style:paragraph-properties fo:text-align="center" style:writing-mode="lr-tb"/>
      <style:text-properties fo:color="#00a933" loext:opacity="100%" style:font-name="Hack Nerd Font Mono" fo:font-size="7pt" style:font-size-asian="7pt" style:font-size-complex="7pt"/>
    </style:style>
    <style:style style:name="P24" style:family="paragraph">
      <style:paragraph-properties fo:text-align="center" style:writing-mode="lr-tb"/>
      <style:text-properties fo:color="#2a6099" loext:opacity="100%" style:font-name="Hack Nerd Font Mono" fo:font-size="10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0pt"/>
    </style:style>
    <style:style style:name="P26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10pt"/>
    </style:style>
    <style:style style:name="P27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0pt"/>
    </style:style>
    <style:style style:name="P28" style:family="paragraph">
      <style:paragraph-properties fo:text-align="center" style:writing-mode="lr-tb"/>
      <style:text-properties fo:color="#2a6099" loext:opacity="100%" style:font-name="Hack Nerd Font Mono" fo:font-size="8pt"/>
    </style:style>
    <style:style style:name="P29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8pt"/>
    </style:style>
    <style:style style:name="P30" style:family="paragraph">
      <style:paragraph-properties fo:text-align="center" style:writing-mode="lr-tb"/>
      <style:text-properties fo:color="#00a933" loext:opacity="100%" style:font-name="Hack Nerd Font Mono" fo:font-size="8pt"/>
    </style:style>
    <style:style style:name="P31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8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8pt"/>
    </style:style>
    <style:style style:name="P33" style:family="paragraph">
      <style:paragraph-properties fo:text-align="center" style:writing-mode="lr-tb"/>
      <style:text-properties fo:color="#00a933" loext:opacity="100%" style:font-name="Hack Nerd Font Mono" fo:font-size="8pt" style:font-size-asian="10pt" style:font-size-complex="10pt"/>
    </style:style>
    <style:style style:name="P34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8pt" style:font-size-asian="10pt" style:font-size-complex="10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4pt"/>
    </style:style>
    <style:style style:name="P36" style:family="paragraph">
      <style:paragraph-properties fo:text-align="center" style:writing-mode="lr-tb"/>
      <style:text-properties fo:color="#00a933" loext:opacity="100%" style:font-name="Hack Nerd Font Mono" fo:font-size="8pt" style:font-size-asian="9pt" style:font-size-complex="9pt"/>
    </style:style>
    <style:style style:name="P37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8pt" style:font-size-asian="9pt" style:font-size-complex="9pt"/>
    </style:style>
    <style:style style:name="P38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4pt"/>
    </style:style>
    <style:style style:name="P40" style:family="paragraph">
      <style:paragraph-properties fo:text-align="center" style:writing-mode="lr-tb"/>
      <style:text-properties fo:color="#2a6099" loext:opacity="100%" style:font-name="Hack Nerd Font Mono" fo:font-size="11pt"/>
    </style:style>
    <style:style style:name="P41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11pt"/>
    </style:style>
    <style:style style:name="P42" style:family="paragraph">
      <style:paragraph-properties fo:text-align="center" style:writing-mode="lr-tb"/>
      <style:text-properties fo:color="#00a933" loext:opacity="100%" style:font-name="Hack Nerd Font Mono" fo:font-size="7pt"/>
    </style:style>
    <style:style style:name="P43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7pt"/>
    </style:style>
    <style:style style:name="P44" style:family="paragraph">
      <style:paragraph-properties fo:text-align="center" style:writing-mode="lr-tb"/>
      <style:text-properties fo:color="#00a933" loext:opacity="100%" style:font-name="Hack Nerd Font Mono" fo:font-size="7pt" style:font-size-asian="10pt" style:font-size-complex="10pt"/>
    </style:style>
    <style:style style:name="P45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7pt" style:font-size-asian="10pt" style:font-size-complex="10pt"/>
    </style:style>
    <style:style style:name="P46" style:family="paragraph">
      <style:paragraph-properties fo:text-align="center" style:writing-mode="lr-tb"/>
      <style:text-properties fo:color="#00a933" loext:opacity="100%" style:font-name="Hack Nerd Font Mono" fo:font-size="5.5pt" style:font-size-asian="9pt" style:font-size-complex="9pt"/>
    </style:style>
    <style:style style:name="P47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5.5pt" style:font-size-asian="9pt" style:font-size-complex="9pt"/>
    </style:style>
    <style:style style:name="T1" style:family="text">
      <style:text-properties fo:color="#2a6099" loext:opacity="100%" style:font-name="Hack Nerd Font Mono" fo:font-size="14pt"/>
    </style:style>
    <style:style style:name="T2" style:family="text">
      <style:text-properties fo:color="#00a933" loext:opacity="100%" style:font-name="Hack Nerd Font Mono" fo:font-size="9pt"/>
    </style:style>
    <style:style style:name="T3" style:family="text">
      <style:text-properties fo:color="#00a933" loext:opacity="100%" style:font-name="Hack Nerd Font Mono" fo:font-size="9pt" style:font-size-asian="9pt" style:font-size-complex="9pt"/>
    </style:style>
    <style:style style:name="T4" style:family="text">
      <style:text-properties fo:color="#00a933" loext:opacity="100%" style:font-name="Hack Nerd Font Mono" fo:font-size="7pt" style:font-size-asian="7pt" style:font-size-complex="7pt"/>
    </style:style>
    <style:style style:name="T5" style:family="text">
      <style:text-properties fo:color="#00a933" loext:opacity="100%" style:font-name="Hack Nerd Font Mono" fo:font-size="9pt" style:font-size-asian="10pt" style:font-size-complex="10pt"/>
    </style:style>
    <style:style style:name="T6" style:family="text"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999999" loext:opacity="100%" fo:font-size="10pt"/>
    </style:style>
    <style:style style:name="T8" style:family="text">
      <style:text-properties fo:color="#00a933" loext:opacity="100%" style:font-name="Hack Nerd Font Mono" fo:font-size="14pt"/>
    </style:style>
    <style:style style:name="T9" style:family="text">
      <style:text-properties fo:color="#00a933" loext:opacity="100%" style:font-name="Hack Nerd Font Mono" fo:font-size="14pt" style:font-size-asian="10pt" style:font-size-complex="10pt"/>
    </style:style>
    <style:style style:name="T10" style:family="text">
      <style:text-properties fo:color="#00a933" loext:opacity="100%" style:font-name="Hack Nerd Font Mono" fo:font-size="14pt" style:font-size-asian="9pt" style:font-size-complex="9pt"/>
    </style:style>
    <style:style style:name="T11" style:family="text">
      <style:text-properties fo:color="#2a6099" loext:opacity="100%" style:font-name="Hack Nerd Font Mono" fo:font-size="10pt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loext:opacity="100%" style:font-name="Hack Nerd Font Mono" fo:font-size="8pt"/>
    </style:style>
    <style:style style:name="T14" style:family="text">
      <style:text-properties fo:color="#00a933" loext:opacity="100%" style:font-name="Hack Nerd Font Mono" fo:font-size="8pt"/>
    </style:style>
    <style:style style:name="T15" style:family="text">
      <style:text-properties fo:color="#00a933" loext:opacity="100%" style:font-name="Hack Nerd Font Mono" fo:font-size="8pt" style:font-size-asian="10pt" style:font-size-complex="10pt"/>
    </style:style>
    <style:style style:name="T16" style:family="text">
      <style:text-properties fo:color="#00a933" loext:opacity="100%" style:font-name="Hack Nerd Font Mono" fo:font-size="8pt" style:font-size-asian="9pt" style:font-size-complex="9pt"/>
    </style:style>
    <style:style style:name="T17" style:family="text">
      <style:text-properties fo:color="#2a6099" loext:opacity="100%" style:font-name="Hack Nerd Font Mono" fo:font-size="11pt"/>
    </style:style>
    <style:style style:name="T18" style:family="text">
      <style:text-properties fo:color="#00a933" loext:opacity="100%" style:font-name="Hack Nerd Font Mono" fo:font-size="7pt"/>
    </style:style>
    <style:style style:name="T19" style:family="text">
      <style:text-properties fo:color="#00a933" loext:opacity="100%" style:font-name="Hack Nerd Font Mono" fo:font-size="7pt" style:font-size-asian="10pt" style:font-size-complex="10pt"/>
    </style:style>
    <style:style style:name="T20" style:family="text">
      <style:text-properties fo:color="#00a933" loext:opacity="100%" style:font-name="Hack Nerd Font Mono" fo:font-size="5.5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É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ta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!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esc</text:span></text:p>
          <text:p text:style-name="P5"><text:span text:style-name="T3">linu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&l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 text:style-name="P7"><text:span text:style-name="T4">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 text:style-name="P7"><text:span text:style-name="T4">,</text:span></text:p>
          <text:p text:style-name="P7"><text:span text:style-name="T4">mou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¨</text:span></text:p>
          <text:p text:style-name="P5"><text:span text:style-name="T3">al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75cm" svg:height="1.249cm" svg:x="8.5cm" svg:y="6.5cm">
          <text:p text:style-name="P7"><text:span text:style-name="T4">space</text:span></text:p>
          <text:p text:style-name="P7"><text:span text:style-name="T4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1.2cm">
          <text:p text:style-name="P1"><text:span text:style-name="T1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0.9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1.2cm">
          <text:p text:style-name="P1"><text:span text:style-name="T1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0" draw:layer="layout" svg:width="1.504cm" svg:height="1.249cm" svg:x="19.246cm" svg:y="1.451cm">
          <text:p text:style-name="P9"><text:span text:style-name="T5">bsp</text:span></text:p>
          <text:p text:style-name="P9"><text:span text:style-name="T5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2.7cm">
          <text:p text:style-name="P1"><text:span text:style-name="T1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2.45cm">
          <text:p text:style-name="P1"><text:span text:style-name="T1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2.7cm">
          <text:p text:style-name="P1">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2.951cm">
          <text:p text:style-name="P5"><text:span text:style-name="T3">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&g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 text:style-name="P7"><text:span text:style-name="T4">: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2" draw:layer="layout" svg:width="1.5cm" svg:height="1.249cm" svg:x="12.75cm" svg:y="6.251cm">
          <text:p text:style-name="P11"><text:span text:style-name="T6">.</text:span></text:p>
          <text:p text:style-name="P11"><text:span text:style-name="T6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4.2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3.9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4.2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4.451cm">
          <text:p text:style-name="P5"><text:span text:style-name="T3">^</text:span></text:p>
          <text:p text:style-name="P5"><text:span text:style-name="T3">s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75cm" svg:height="1.249cm" svg:x="10.75cm" svg:y="6.5cm">
          <text:p text:style-name="P7"><text:span text:style-name="T4">enter</text:span></text:p>
          <text:p text:style-name="P13"><text:span text:style-name="T4">numeric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Base</text:span></text:p>
          <draw:enhanced-geometry svg:viewBox="0 0 21600 21600" draw:type="rectangle" draw:enhanced-path="M 0 0 L 21600 0 21600 21600 0 21600 0 0 Z N"/>
        </draw:custom-shape>
      </draw:page>
      <draw:page draw:name="Rai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]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(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[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{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1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1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1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1.2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0.9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1.2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9" draw:layer="layout" svg:width="1.504cm" svg:height="1.249cm" svg:x="19.246cm" svg:y="1.451cm">
          <text:p text:style-name="P18"><text:span text:style-name="T9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2.9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2.7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2.45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2.7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*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1" draw:layer="layout" svg:width="1.504cm" svg:height="1.249cm" svg:x="19.246cm" svg:y="2.951cm">
          <text:p text:style-name="P20"><text:span text:style-name="T10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=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4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22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12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4.2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3.9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4.2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^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1" draw:layer="layout" svg:width="1.504cm" svg:height="1.249cm" svg:x="19.246cm" svg:y="4.451cm">
          <text:p text:style-name="P20"><text:span text:style-name="T10">%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3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Numeric</text:span></text:p>
          <draw:enhanced-geometry svg:viewBox="0 0 21600 21600" draw:type="rectangle" draw:enhanced-path="M 0 0 L 21600 0 21600 21600 0 21600 0 0 Z N"/>
        </draw:custom-shape>
      </draw:page>
      <draw:page draw:name="Mou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6" draw:layer="layout" svg:width="1.214cm" svg:height="1.25cm" svg:x="6.329cm" svg:y="1.2cm">
          <text:p text:style-name="P24"><text:span text:style-name="T11">Wh</text:span></text:p>
          <text:p text:style-name="P25"><text:span text:style-name="T11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26" draw:layer="layout" svg:width="1.215cm" svg:height="1.25cm" svg:x="4.871cm" svg:y="0.95cm">
          <text:p text:style-name="P24"><text:span text:style-name="T11">Wh</text:span></text:p>
          <text:p text:style-name="P25"><text:span text:style-name="T11">↓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1.215cm" svg:height="1.25cm" svg:x="3.414cm" svg:y="1.2cm">
          <text:p text:style-name="P25"><text:span text:style-name="T12">Wh </text:span><text:span text:style-name="T11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26" draw:layer="layout" svg:width="1.214cm" svg:height="1.249cm" svg:x="1.957cm" svg:y="1.451cm">
          <text:p text:style-name="P24"><text:span text:style-name="T11">Wh</text:span></text:p>
          <text:p text:style-name="P25"><text:span text:style-name="T11">←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↓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←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0" draw:layer="layout" svg:width="1.504cm" svg:height="1.249cm" svg:x="19.246cm" svg:y="1.451cm">
          <text:p text:style-name="P9"><text:span text:style-name="T5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5cm" svg:y="2.7cm">
          <text:p text:style-name="P28"><text:span text:style-name="T13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8cm" svg:y="2.45cm">
          <text:p text:style-name="P28"><text:span text:style-name="T13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1cm" svg:y="2.7cm">
          <text:p text:style-name="P28"><text:span text:style-name="T13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2.951cm">
          <text:p text:style-name="P5"><text:span text:style-name="T3">ct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 text:style-name="P7"><text:span text:style-name="T4">btn_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2" draw:layer="layout" svg:width="1.5cm" svg:height="1.249cm" svg:x="12.75cm" svg:y="6.251cm">
          <text:p text:style-name="P11"><text:span text:style-name="T6">btn_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4.451cm">
          <text:p text:style-name="P5"><text:span text:style-name="T3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 text:style-name="P7"><text:span text:style-name="T4">btn_1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Mouse</text:span></text:p>
          <draw:enhanced-geometry svg:viewBox="0 0 21600 21600" draw:type="rectangle" draw:enhanced-path="M 0 0 L 21600 0 21600 21600 0 21600 0 0 Z N"/>
        </draw:custom-shape>
      </draw:page>
      <draw:page draw:name="Arrows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9" draw:layer="layout" svg:width="1.219cm" svg:height="1.25cm" svg:x="13.385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8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1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5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8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1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5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8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1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5cm" svg:y="1.2cm">
          <text:p text:style-name="P28"><text:span text:style-name="T13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8cm" svg:y="0.95cm">
          <text:p text:style-name="P28"><text:span text:style-name="T13">Pg</text:span></text:p>
          <text:p text:style-name="P32"><text:span text:style-name="T13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1cm" svg:y="1.2cm">
          <text:p text:style-name="P28"><text:span text:style-name="T13">Pg</text:span></text:p>
          <text:p text:style-name="P32"><text:span text:style-name="T13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4" draw:layer="layout" svg:width="1.504cm" svg:height="1.249cm" svg:x="19.246cm" svg:y="1.451cm">
          <text:p text:style-name="P33"><text:span text:style-name="T15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2.9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2.7cm">
          <text:p text:style-name="P35"><text:span text:style-name="T1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2.45cm">
          <text:p text:style-name="P35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2.7cm">
          <text:p text:style-name="P35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35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2.951cm">
          <text:p text:style-name="P36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4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8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8cm" svg:y="3.95cm">
          <text:p text:style-name="P28"><text:span text:style-name="T13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1cm" svg:y="4.2cm">
          <text:p text:style-name="P28"><text:span text:style-name="T13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4.451cm">
          <text:p text:style-name="P36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Arrows</text:span></text:p>
          <draw:enhanced-geometry svg:viewBox="0 0 21600 21600" draw:type="rectangle" draw:enhanced-path="M 0 0 L 21600 0 21600 21600 0 21600 0 0 Z N"/>
        </draw:custom-shape>
      </draw:page>
      <draw:page draw:name="Adjust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9" draw:layer="layout" svg:width="1.219cm" svg:height="1.25cm" svg:x="13.385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8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1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5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8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1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5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8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1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5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8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1cm" svg:y="1.2cm">
          <text:p text:style-name="P28"><text:span text:style-name="T13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Vol</text:span></text:p>
          <text:p text:style-name="P28"><text:span text:style-name="T13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4" draw:layer="layout" svg:width="1.504cm" svg:height="1.249cm" svg:x="19.246cm" svg:y="1.451cm">
          <text:p text:style-name="P33"><text:span text:style-name="T15">Vol</text:span></text:p>
          <text:p text:style-name="P33"><text:span text:style-name="T15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2.9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9" draw:layer="layout" svg:width="1.219cm" svg:height="1.25cm" svg:x="13.385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39" draw:layer="layout" svg:width="1.219cm" svg:height="1.25cm" svg:x="14.848cm" svg:y="2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39" draw:layer="layout" svg:width="1.219cm" svg:height="1.25cm" svg:x="16.311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39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2.951cm">
          <text:p text:style-name="P36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8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1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4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38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5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8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1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4.451cm">
          <text:p text:style-name="P36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Adjust</text:span></text:p>
          <draw:enhanced-geometry svg:viewBox="0 0 21600 21600" draw:type="rectangle" draw:enhanced-path="M 0 0 L 21600 0 21600 21600 0 21600 0 0 Z N"/>
        </draw:custom-shape>
      </draw:page>
      <draw:page draw:name="FN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41" draw:layer="layout" svg:width="1.219cm" svg:height="1.25cm" svg:x="13.385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8cm" svg:y="0.9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11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1.451cm">
          <text:p text:style-name="P42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5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8cm" svg:y="0.9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11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1.451cm">
          <text:p text:style-name="P42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5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8cm" svg:y="0.9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11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1.451cm">
          <text:p text:style-name="P42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5cm" svg:y="1.2cm">
          <text:p text:style-name="P40"><text:span text:style-name="T17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8cm" svg:y="0.95cm">
          <text:p text:style-name="P40"><text:span text:style-name="T17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11cm" svg:y="1.2cm">
          <text:p text:style-name="P40"><text:span text:style-name="T17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7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45" draw:layer="layout" svg:width="1.504cm" svg:height="1.249cm" svg:x="19.246cm" svg:y="1.451cm">
          <text:p text:style-name="P44"><text:span text:style-name="T19">prin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5cm" svg:y="2.7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8cm" svg:y="2.4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11cm" svg:y="2.7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2.9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2.951cm">
          <text:p text:style-name="P42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5cm" svg:y="2.7cm">
          <text:p text:style-name="P40"><text:span text:style-name="T17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8cm" svg:y="2.45cm">
          <text:p text:style-name="P40"><text:span text:style-name="T17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11cm" svg:y="2.7cm">
          <text:p text:style-name="P40"><text:span text:style-name="T17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2.951cm">
          <text:p text:style-name="P40"><text:span text:style-name="T17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47" draw:layer="layout" svg:width="1.504cm" svg:height="1.249cm" svg:x="19.246cm" svg:y="2.951cm">
          <text:p text:style-name="P46"><text:span text:style-name="T20">s(print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5cm" svg:y="4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8cm" svg:y="3.9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11cm" svg:y="4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4.4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4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38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5cm" svg:y="4.2cm">
          <text:p text:style-name="P40"><text:span text:style-name="T17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8cm" svg:y="3.95cm">
          <text:p text:style-name="P40"><text:span text:style-name="T17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11cm" svg:y="4.2cm">
          <text:p text:style-name="P40"><text:span text:style-name="T17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4.451cm">
          <text:p text:style-name="P40"><text:span text:style-name="T17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1" draw:layer="layout" svg:width="1.504cm" svg:height="1.249cm" svg:x="19.246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F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2-09-28T22:47:56.410143409</dc:date>
    <meta:editing-duration>PT6H59M1S</meta:editing-duration>
    <meta:editing-cycles>11</meta:editing-cycles>
    <meta:generator>LibreOffice/7.3.4.2$Linux_X86_64 LibreOffice_project/30$Build-2</meta:generator>
    <meta:document-statistic meta:object-count="1019"/>
  </office:meta>
</office:document-meta>
</file>